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omfortaa1" svg:font-family="Comfortaa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2.2285in"/>
    </style:style>
    <style:style style:name="Table1.B" style:family="table-column">
      <style:table-column-properties style:column-width="1.3958in"/>
    </style:style>
    <style:style style:name="Table1.C" style:family="table-column">
      <style:table-column-properties style:column-width="1.5833in"/>
    </style:style>
    <style:style style:name="Table1.D" style:family="table-column">
      <style:table-column-properties style:column-width="1.291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background-color="#6aa84f" fo:padding="0.0694in" fo:border="1pt solid #000000">
        <style:background-image/>
      </style:table-cell-properties>
    </style:style>
    <style:style style:name="Table1.C2" style:family="table-cell">
      <style:table-cell-properties style:vertical-align="" fo:background-color="#f1c232" fo:padding="0.0694in" fo:border="1pt solid #000000">
        <style:background-image/>
      </style:table-cell-properties>
    </style:style>
    <style:style style:name="Table1.D2" style:family="table-cell">
      <style:table-cell-properties style:vertical-align="" fo:background-color="#cc0000" fo:padding="0.0694in" fo:border="1pt solid #000000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.139in" fo:margin-bottom="0in" loext:contextual-spacing="false"/>
    </style:style>
    <style:style style:name="P3" style:family="paragraph" style:parent-style-name="Standard">
      <style:paragraph-properties fo:margin-top="0.139in" fo:margin-bottom="0in" loext:contextual-spacing="false"/>
      <style:text-properties fo:font-style="italic" fo:font-weight="bold" style:font-style-asian="italic" style:font-weight-asian="bold"/>
    </style:style>
    <style:style style:name="P4" style:family="paragraph" style:parent-style-name="Standard">
      <style:paragraph-properties fo:margin-top="0.139in" fo:margin-bottom="0in" loext:contextual-spacing="false" fo:text-align="end" style:justify-single-word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Heading_20_1" style:master-page-name="Standard">
      <style:paragraph-properties fo:margin-top="0in" fo:margin-bottom="0in" loext:contextual-spacing="false" fo:line-height="100%" style:page-number="1"/>
    </style:style>
    <style:style style:name="P8" style:family="paragraph" style:parent-style-name="Heading_20_2">
      <style:paragraph-properties fo:margin-top="0.139in" fo:margin-bottom="0in" loext:contextual-spacing="false"/>
    </style:style>
    <style:style style:name="P9" style:family="paragraph" style:parent-style-name="Subtitle">
      <style:paragraph-properties fo:margin-top="0in" fo:margin-bottom="0in" loext:contextual-spacing="false" fo:line-height="100%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ee2o1hj9fm07"/>FEUILLE D'ÉVALUATION - FIC</text:p>
      <text:p text:style-name="P1">========================</text:p>
      <text:p text:style-name="P9"><text:bookmark text:name="_bw09k4zttk"/>Ceci est une feuille d'évaluation sur une épreuve forensic FIC</text:p>
      <text:p text:style-name="P9"><text:bookmark text:name="_bw09k4zttk1"/>Elle sert de critique pour d'éventuelles améliorations sur cette épreuve </text:p>
      <text:p text:style-name="P9"><text:bookmark text:name="_bw09k4zttk2"/>Cette note restera entre les membres de l'équipe et les tuteurs</text:p>
      <text:p text:style-name="P1"/>
      <text:p text:style-name="P1">Nom de l'épreuve : <text:span text:style-name="T1">RebelSpy</text:span></text:p>
      <text:p text:style-name="P1">Créateur de l'épreuve : <text:span text:style-name="T1">Adrien Lasalle</text:span></text:p>
      <text:p text:style-name="P1">Pièce jointe avec l'épreuve : <text:span text:style-name="T1">Aide solution épreuve, zip de l’épreuv</text:span>e</text:p>
      <text:p text:style-name="P8"><text:bookmark text:name="_6ihfwv77jcev"/>Evaluation :</text:p>
      <text:p text:style-name="P2"><text:span text:style-name="T2">(à cocher)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<text:span text:style-name="T1">Facile</text:span></text:p>
          </table:table-cell>
          <table:table-cell table:style-name="Table1.A1" office:value-type="string">
            <text:p text:style-name="P6"><text:span text:style-name="T1">Intermédiaire</text:span></text:p>
          </table:table-cell>
          <table:table-cell table:style-name="Table1.A1" office:value-type="string">
            <text:p text:style-name="P6"><text:span text:style-name="T1">Difficile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Niveau de difficulté</text:span> </text:p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</table:table>
      <text:p text:style-name="P3"/>
      <text:p text:style-name="P8"><text:bookmark text:name="_z57c51k378mr"/>Impression :</text:p>
      <text:p text:style-name="P2">--------------------------------------------------------------------------------------------------------</text:p>
      <text:p text:style-name="P2">--------------------------------------------------------------------------------------------------------</text:p>
      <text:p text:style-name="P2">--------------------------------------------------------------------------------------------------------</text:p>
      <text:p text:style-name="P2">--------------------------------------------------------------------------------------------------------</text:p>
      <text:p text:style-name="P2">--------------------------------------------------------------------------------------------------------</text:p>
      <text:p text:style-name="P2">--------------------------------------------------------------------------------------------------------</text:p>
      <text:p text:style-name="P2"/>
      <text:p text:style-name="P2"/>
      <text:p text:style-name="P2"/>
      <text:p text:style-name="P8"><text:bookmark text:name="_sbcb9zwtbmgv"/><text:soft-page-break/>Amélioration :</text:p>
      <text:p text:style-name="P2">--------------------------------------------------------------------------------------------------------</text:p>
      <text:p text:style-name="P2">--------------------------------------------------------------------------------------------------------</text:p>
      <text:p text:style-name="P2">--------------------------------------------------------------------------------------------------------</text:p>
      <text:p text:style-name="P2">--------------------------------------------------------------------------------------------------------</text:p>
      <text:p text:style-name="P2">--------------------------------------------------------------------------------------------------------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" svg:font-family="Comforta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omfortaa1" svg:font-family="Comfortaa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omfortaa" fo:font-size="12pt" fo:language="none" fo:country="none" style:letter-kerning="false" style:font-name-asian="Comfortaa1" style:font-size-asian="12pt" style:language-asian="zh" style:country-asian="CN" style:font-name-complex="Comforta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omfortaa" fo:font-size="12pt" fo:language="none" fo:country="none" style:letter-kerning="false" style:font-name-asian="Comfortaa1" style:font-size-asian="12pt" style:language-asian="zh" style:country-asian="CN" style:font-name-complex="Comforta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true" fo:line-height="13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keep-with-next="always"/>
      <style:text-properties fo:color="#1155cc" style:font-name="Comfortaa" fo:font-family="Comfortaa" style:font-family-generic="roman" style:font-pitch="variable" fo:font-size="18pt" fo:font-weight="bold" style:font-name-asian="Comfortaa1" style:font-family-asian="Comfortaa" style:font-family-generic-asian="system" style:font-pitch-asian="variable" style:font-size-asian="18pt" style:font-weight-asian="bold" style:font-name-complex="Comfortaa1" style:font-family-complex="Comforta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keep-together="always" fo:keep-with-next="always"/>
      <style:text-properties fo:color="#4a86e8" style:font-name="Comfortaa" fo:font-family="Comfortaa" style:font-family-generic="roman" style:font-pitch="variable" fo:font-size="14pt" fo:font-weight="bold" style:font-name-asian="Comfortaa1" style:font-family-asian="Comfortaa" style:font-family-generic-asian="system" style:font-pitch-asian="variable" style:font-size-asian="14pt" style:font-weight-asian="bold" style:font-name-complex="Comfortaa1" style:font-family-complex="Comforta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color="#9900ff" fo:font-weight="bold" style:font-weight-asian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text-align="start" style:justify-single-word="false" fo:keep-together="always" fo:keep-with-next="always"/>
      <style:text-properties fo:font-style="italic" style:font-style-asian="italic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text-align="start" style:justify-single-word="false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5in" fo:margin-bottom="0in" loext:contextual-spacing="false" fo:line-height="115%" fo:text-align="end" style:justify-single-word="false" fo:keep-together="always" fo:keep-with-next="always"/>
      <style:text-properties fo:color="#4a86e8" style:font-name="Comfortaa" fo:font-family="Comfortaa" style:font-family-generic="roman" style:font-pitch="variable" fo:font-size="36pt" fo:font-weight="bold" style:font-name-asian="Comfortaa1" style:font-family-asian="Comfortaa" style:font-family-generic-asian="system" style:font-pitch-asian="variable" style:font-size-asian="36pt" style:font-weight-asian="bold" style:font-name-complex="Comfortaa1" style:font-family-complex="Comfortaa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line-height="100%" fo:keep-together="always" fo:keep-with-next="always"/>
      <style:text-properties fo:color="#666666" fo:font-style="italic" style:font-style-asian="italic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139in" fo:margin-bottom="0in" loext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0in" fo:margin-bottom="1in" fo:margin-left="0.9839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Date : 09/11/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28" meta:word-count="86" meta:character-count="1640" meta:non-whitespace-character-count="1580"/>
    <meta:generator>LibreOfficeDev/6.0.5.2$Linux_X86_64 LibreOffice_project/</meta:generator>
  </office:meta>
</office:document-meta>
</file>